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23.07mm"/>
    </style:style>
    <style:style style:name="co11" style:family="table-column">
      <style:table-column-properties fo:break-before="auto" style:column-width="24.98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8.6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5" table:default-cell-style-name="ce2"/>
        <table:table-column table:style-name="co12" table:default-cell-style-name="ce2"/>
        <table:table-column table:style-name="co13" table:number-columns-repeated="241" table:default-cell-style-name="ce2"/>
        <table:table-column table:style-name="co13" table:number-columns-repeated="76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各縣市人口年齡結構重要指標</text:p>
          </table:table-cell>
          <table:covered-table-cell table:number-columns-repeated="14" table:style-name="ce12"/>
          <table:covered-table-cell table:style-name="ce46"/>
          <table:table-cell table:number-columns-repeated="1008"/>
        </table:table-row>
        <table:table-row table:style-name="ro2">
          <table:table-cell/>
          <table:table-cell table:style-name="ce13" office:value-type="string" office:string-value="       中 華 民 國 101年 12 月 底" calcext:value-type="string" table:number-columns-spanned="13" table:number-rows-spanned="1">
            <text:p><text:s text:c="8"/>中 華 民 國 101年 12 月 底 </text:p>
          </table:table-cell>
          <table:covered-table-cell table:number-columns-repeated="12" table:style-name="ce21"/>
          <table:table-cell table:style-name="ce45" office:value-type="string" calcext:value-type="string">
            <text:p><text:s text:c="9"/>單位：人；%</text:p>
          </table:table-cell>
          <table:table-cell table:style-name="ce47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2" office:value-type="string" calcext:value-type="string" table:number-columns-spanned="2" table:number-rows-spanned="1">
            <text:p>0 ～ 4歲</text:p>
          </table:table-cell>
          <table:covered-table-cell table:style-name="ce24"/>
          <table:table-cell table:style-name="ce30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4"> 12</text:span><text:span text:style-name="T3">歲</text:span></text:p>
          </table:table-cell>
          <table:covered-table-cell table:style-name="ce31"/>
          <table:table-cell table:style-name="ce34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1"/>
          <table:table-cell table:style-name="ce34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4"/>
          <table:table-cell table:number-columns-repeated="1008"/>
        </table:table-row>
        <table:table-row table:style-name="ro4">
          <table:covered-table-cell table:style-name="ce4"/>
          <table:covered-table-cell table:style-name="ce15"/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48" office:value-type="string" calcext:value-type="string">
            <text:p>％</text:p>
          </table:table-cell>
          <table:table-cell table:number-columns-repeated="1008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315822" calcext:value-type="float">
            <text:p><text:s text:c="3"/>23,315,822</text:p>
          </table:table-cell>
          <table:table-cell table:style-name="ce16" office:value-type="float" office:value="983683" calcext:value-type="float">
            <text:p><text:s text:c="3"/>983,683</text:p>
          </table:table-cell>
          <table:table-cell table:style-name="ce26" office:value-type="float" office:value="4.22" calcext:value-type="float">
            <text:p><text:s text:c="3"/>4.22</text:p>
          </table:table-cell>
          <table:table-cell table:style-name="ce16" office:value-type="float" office:value="1397264" calcext:value-type="float">
            <text:p><text:s text:c="3"/>1,397,264</text:p>
          </table:table-cell>
          <table:table-cell table:style-name="ce26" office:value-type="float" office:value="5.99" calcext:value-type="float">
            <text:p><text:s text:c="3"/>5.99</text:p>
          </table:table-cell>
          <table:table-cell table:style-name="ce16" office:value-type="float" office:value="2555512" calcext:value-type="float">
            <text:p><text:s text:c="3"/>2,555,512</text:p>
          </table:table-cell>
          <table:table-cell table:style-name="ce26" office:value-type="float" office:value="10.96" calcext:value-type="float">
            <text:p><text:s text:c="3"/>10.96</text:p>
          </table:table-cell>
          <table:table-cell table:style-name="ce16" office:value-type="float" office:value="2861629" calcext:value-type="float">
            <text:p><text:s text:c="3"/>2,861,629</text:p>
          </table:table-cell>
          <table:table-cell table:style-name="ce26" office:value-type="float" office:value="12.27" calcext:value-type="float">
            <text:p><text:s text:c="3"/>12.27</text:p>
          </table:table-cell>
          <table:table-cell table:style-name="ce16" office:value-type="float" office:value="1824691" calcext:value-type="float">
            <text:p><text:s text:c="3"/>1,824,691</text:p>
          </table:table-cell>
          <table:table-cell table:style-name="ce26" office:value-type="float" office:value="7.83" calcext:value-type="float">
            <text:p><text:s text:c="3"/>7.83</text:p>
          </table:table-cell>
          <table:table-cell table:style-name="ce16" office:value-type="float" office:value="18288620" calcext:value-type="float">
            <text:p><text:s text:c="3"/>18,288,620</text:p>
          </table:table-cell>
          <table:table-cell table:style-name="ce26" office:value-type="float" office:value="78.44" calcext:value-type="float">
            <text:p><text:s text:c="3"/>78.44</text:p>
          </table:table-cell>
          <table:table-cell table:style-name="ce16" office:value-type="float" office:value="2600152" calcext:value-type="float">
            <text:p><text:s text:c="3"/>2,600,152</text:p>
          </table:table-cell>
          <table:table-cell table:style-name="ce49" office:value-type="float" office:value="11.15" calcext:value-type="float">
            <text:p><text:s text:c="3"/>11.15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39305" calcext:value-type="float">
            <text:p><text:s text:c="3"/>3,939,305</text:p>
          </table:table-cell>
          <table:table-cell table:style-name="ce16" office:value-type="float" office:value="162303" calcext:value-type="float">
            <text:p><text:s text:c="3"/>162,303</text:p>
          </table:table-cell>
          <table:table-cell table:style-name="ce26" office:value-type="float" office:value="4.12" calcext:value-type="float">
            <text:p><text:s text:c="3"/>4.12</text:p>
          </table:table-cell>
          <table:table-cell table:style-name="ce17" office:value-type="float" office:value="230853" calcext:value-type="float">
            <text:p><text:s text:c="3"/>230,853</text:p>
          </table:table-cell>
          <table:table-cell table:style-name="ce26" office:value-type="float" office:value="5.86" calcext:value-type="float">
            <text:p><text:s text:c="3"/>5.86</text:p>
          </table:table-cell>
          <table:table-cell table:style-name="ce17" office:value-type="float" office:value="417313" calcext:value-type="float">
            <text:p><text:s text:c="3"/>417,313</text:p>
          </table:table-cell>
          <table:table-cell table:style-name="ce26" office:value-type="float" office:value="10.59" calcext:value-type="float">
            <text:p><text:s text:c="3"/>10.59</text:p>
          </table:table-cell>
          <table:table-cell table:style-name="ce17" office:value-type="float" office:value="466093" calcext:value-type="float">
            <text:p><text:s text:c="3"/>466,093</text:p>
          </table:table-cell>
          <table:table-cell table:style-name="ce26" office:value-type="float" office:value="11.83" calcext:value-type="float">
            <text:p><text:s text:c="3"/>11.83</text:p>
          </table:table-cell>
          <table:table-cell table:style-name="ce35" office:value-type="float" office:value="295052" calcext:value-type="float">
            <text:p><text:s text:c="3"/>295,052</text:p>
          </table:table-cell>
          <table:table-cell table:style-name="ce26" office:value-type="float" office:value="7.49" calcext:value-type="float">
            <text:p><text:s text:c="3"/>7.49</text:p>
          </table:table-cell>
          <table:table-cell table:style-name="ce40" office:value-type="float" office:value="3117715" calcext:value-type="float">
            <text:p><text:s text:c="3"/>3,117,715</text:p>
          </table:table-cell>
          <table:table-cell table:style-name="ce26" office:value-type="float" office:value="79.14" calcext:value-type="float">
            <text:p><text:s text:c="3"/>79.14</text:p>
          </table:table-cell>
          <table:table-cell table:style-name="ce35" office:value-type="float" office:value="353396" calcext:value-type="float">
            <text:p><text:s text:c="3"/>353,396</text:p>
          </table:table-cell>
          <table:table-cell table:style-name="ce50" office:value-type="float" office:value="8.97" calcext:value-type="float">
            <text:p><text:s text:c="3"/>8.97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673226" calcext:value-type="float">
            <text:p><text:s text:c="3"/>2,673,226</text:p>
          </table:table-cell>
          <table:table-cell table:style-name="ce16" office:value-type="float" office:value="129216" calcext:value-type="float">
            <text:p><text:s text:c="3"/>129,216</text:p>
          </table:table-cell>
          <table:table-cell table:style-name="ce26" office:value-type="float" office:value="4.83" calcext:value-type="float">
            <text:p><text:s text:c="3"/>4.83</text:p>
          </table:table-cell>
          <table:table-cell table:style-name="ce17" office:value-type="float" office:value="174692" calcext:value-type="float">
            <text:p><text:s text:c="3"/>174,692</text:p>
          </table:table-cell>
          <table:table-cell table:style-name="ce26" office:value-type="float" office:value="6.53" calcext:value-type="float">
            <text:p><text:s text:c="3"/>6.53</text:p>
          </table:table-cell>
          <table:table-cell table:style-name="ce17" office:value-type="float" office:value="292995" calcext:value-type="float">
            <text:p><text:s text:c="3"/>292,995</text:p>
          </table:table-cell>
          <table:table-cell table:style-name="ce26" office:value-type="float" office:value="10.96" calcext:value-type="float">
            <text:p><text:s text:c="3"/>10.96</text:p>
          </table:table-cell>
          <table:table-cell table:style-name="ce17" office:value-type="float" office:value="325005" calcext:value-type="float">
            <text:p><text:s text:c="3"/>325,005</text:p>
          </table:table-cell>
          <table:table-cell table:style-name="ce26" office:value-type="float" office:value="12.16" calcext:value-type="float">
            <text:p><text:s text:c="3"/>12.16</text:p>
          </table:table-cell>
          <table:table-cell table:style-name="ce35" office:value-type="float" office:value="187428" calcext:value-type="float">
            <text:p><text:s text:c="3"/>187,428</text:p>
          </table:table-cell>
          <table:table-cell table:style-name="ce26" office:value-type="float" office:value="7.01" calcext:value-type="float">
            <text:p><text:s text:c="3"/>7.01</text:p>
          </table:table-cell>
          <table:table-cell table:style-name="ce40" office:value-type="float" office:value="2130543" calcext:value-type="float">
            <text:p><text:s text:c="3"/>2,130,543</text:p>
          </table:table-cell>
          <table:table-cell table:style-name="ce26" office:value-type="float" office:value="79.7" calcext:value-type="float">
            <text:p><text:s text:c="3"/>79.70</text:p>
          </table:table-cell>
          <table:table-cell table:style-name="ce35" office:value-type="float" office:value="348656" calcext:value-type="float">
            <text:p><text:s text:c="3"/>348,656</text:p>
          </table:table-cell>
          <table:table-cell table:style-name="ce50" office:value-type="float" office:value="13.04" calcext:value-type="float">
            <text:p><text:s text:c="3"/>13.04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684893" calcext:value-type="float">
            <text:p><text:s text:c="3"/>2,684,893</text:p>
          </table:table-cell>
          <table:table-cell table:style-name="ce16" office:value-type="float" office:value="121197" calcext:value-type="float">
            <text:p><text:s text:c="3"/>121,197</text:p>
          </table:table-cell>
          <table:table-cell table:style-name="ce26" office:value-type="float" office:value="4.51" calcext:value-type="float">
            <text:p><text:s text:c="3"/>4.51</text:p>
          </table:table-cell>
          <table:table-cell table:style-name="ce17" office:value-type="float" office:value="174110" calcext:value-type="float">
            <text:p><text:s text:c="3"/>174,110</text:p>
          </table:table-cell>
          <table:table-cell table:style-name="ce26" office:value-type="float" office:value="6.48" calcext:value-type="float">
            <text:p><text:s text:c="3"/>6.48</text:p>
          </table:table-cell>
          <table:table-cell table:style-name="ce17" office:value-type="float" office:value="321375" calcext:value-type="float">
            <text:p><text:s text:c="3"/>321,375</text:p>
          </table:table-cell>
          <table:table-cell table:style-name="ce26" office:value-type="float" office:value="11.97" calcext:value-type="float">
            <text:p><text:s text:c="3"/>11.97</text:p>
          </table:table-cell>
          <table:table-cell table:style-name="ce17" office:value-type="float" office:value="360288" calcext:value-type="float">
            <text:p><text:s text:c="3"/>360,288</text:p>
          </table:table-cell>
          <table:table-cell table:style-name="ce26" office:value-type="float" office:value="13.42" calcext:value-type="float">
            <text:p><text:s text:c="3"/>13.42</text:p>
          </table:table-cell>
          <table:table-cell table:style-name="ce35" office:value-type="float" office:value="233675" calcext:value-type="float">
            <text:p><text:s text:c="3"/>233,675</text:p>
          </table:table-cell>
          <table:table-cell table:style-name="ce26" office:value-type="float" office:value="8.7" calcext:value-type="float">
            <text:p><text:s text:c="3"/>8.70</text:p>
          </table:table-cell>
          <table:table-cell table:style-name="ce40" office:value-type="float" office:value="2049531" calcext:value-type="float">
            <text:p><text:s text:c="3"/>2,049,531</text:p>
          </table:table-cell>
          <table:table-cell table:style-name="ce26" office:value-type="float" office:value="76.34" calcext:value-type="float">
            <text:p><text:s text:c="3"/>76.34</text:p>
          </table:table-cell>
          <table:table-cell table:style-name="ce35" office:value-type="float" office:value="243197" calcext:value-type="float">
            <text:p><text:s text:c="3"/>243,197</text:p>
          </table:table-cell>
          <table:table-cell table:style-name="ce50" office:value-type="float" office:value="9.06" calcext:value-type="float">
            <text:p><text:s text:c="3"/>9.06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1645" calcext:value-type="float">
            <text:p><text:s text:c="3"/>1,881,645</text:p>
          </table:table-cell>
          <table:table-cell table:style-name="ce16" office:value-type="float" office:value="74303" calcext:value-type="float">
            <text:p><text:s text:c="3"/>74,303</text:p>
          </table:table-cell>
          <table:table-cell table:style-name="ce26" office:value-type="float" office:value="3.95" calcext:value-type="float">
            <text:p><text:s text:c="3"/>3.95</text:p>
          </table:table-cell>
          <table:table-cell table:style-name="ce17" office:value-type="float" office:value="105538" calcext:value-type="float">
            <text:p><text:s text:c="3"/>105,538</text:p>
          </table:table-cell>
          <table:table-cell table:style-name="ce26" office:value-type="float" office:value="5.61" calcext:value-type="float">
            <text:p><text:s text:c="3"/>5.61</text:p>
          </table:table-cell>
          <table:table-cell table:style-name="ce17" office:value-type="float" office:value="192140" calcext:value-type="float">
            <text:p><text:s text:c="3"/>192,140</text:p>
          </table:table-cell>
          <table:table-cell table:style-name="ce26" office:value-type="float" office:value="10.21" calcext:value-type="float">
            <text:p><text:s text:c="3"/>10.21</text:p>
          </table:table-cell>
          <table:table-cell table:style-name="ce17" office:value-type="float" office:value="215790" calcext:value-type="float">
            <text:p><text:s text:c="3"/>215,790</text:p>
          </table:table-cell>
          <table:table-cell table:style-name="ce26" office:value-type="float" office:value="11.47" calcext:value-type="float">
            <text:p><text:s text:c="3"/>11.47</text:p>
          </table:table-cell>
          <table:table-cell table:style-name="ce35" office:value-type="float" office:value="141076" calcext:value-type="float">
            <text:p><text:s text:c="3"/>141,076</text:p>
          </table:table-cell>
          <table:table-cell table:style-name="ce26" office:value-type="float" office:value="7.5" calcext:value-type="float">
            <text:p><text:s text:c="3"/>7.50</text:p>
          </table:table-cell>
          <table:table-cell table:style-name="ce40" office:value-type="float" office:value="1497488" calcext:value-type="float">
            <text:p><text:s text:c="3"/>1,497,488</text:p>
          </table:table-cell>
          <table:table-cell table:style-name="ce26" office:value-type="float" office:value="79.58" calcext:value-type="float">
            <text:p><text:s text:c="3"/>79.58</text:p>
          </table:table-cell>
          <table:table-cell table:style-name="ce35" office:value-type="float" office:value="222930" calcext:value-type="float">
            <text:p><text:s text:c="3"/>222,930</text:p>
          </table:table-cell>
          <table:table-cell table:style-name="ce50" office:value-type="float" office:value="11.85" calcext:value-type="float">
            <text:p><text:s text:c="3"/>11.85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8659" calcext:value-type="float">
            <text:p><text:s text:c="3"/>2,778,659</text:p>
          </table:table-cell>
          <table:table-cell table:style-name="ce16" office:value-type="float" office:value="107229" calcext:value-type="float">
            <text:p><text:s text:c="3"/>107,229</text:p>
          </table:table-cell>
          <table:table-cell table:style-name="ce26" office:value-type="float" office:value="3.86" calcext:value-type="float">
            <text:p><text:s text:c="3"/>3.86</text:p>
          </table:table-cell>
          <table:table-cell table:style-name="ce17" office:value-type="float" office:value="153370" calcext:value-type="float">
            <text:p><text:s text:c="3"/>153,370</text:p>
          </table:table-cell>
          <table:table-cell table:style-name="ce26" office:value-type="float" office:value="5.52" calcext:value-type="float">
            <text:p><text:s text:c="3"/>5.52</text:p>
          </table:table-cell>
          <table:table-cell table:style-name="ce17" office:value-type="float" office:value="283038" calcext:value-type="float">
            <text:p><text:s text:c="3"/>283,038</text:p>
          </table:table-cell>
          <table:table-cell table:style-name="ce26" office:value-type="float" office:value="10.19" calcext:value-type="float">
            <text:p><text:s text:c="3"/>10.19</text:p>
          </table:table-cell>
          <table:table-cell table:style-name="ce17" office:value-type="float" office:value="318691" calcext:value-type="float">
            <text:p><text:s text:c="3"/>318,691</text:p>
          </table:table-cell>
          <table:table-cell table:style-name="ce26" office:value-type="float" office:value="11.47" calcext:value-type="float">
            <text:p><text:s text:c="3"/>11.47</text:p>
          </table:table-cell>
          <table:table-cell table:style-name="ce35" office:value-type="float" office:value="210234" calcext:value-type="float">
            <text:p><text:s text:c="3"/>210,234</text:p>
          </table:table-cell>
          <table:table-cell table:style-name="ce26" office:value-type="float" office:value="7.57" calcext:value-type="float">
            <text:p><text:s text:c="3"/>7.57</text:p>
          </table:table-cell>
          <table:table-cell table:style-name="ce40" office:value-type="float" office:value="2210118" calcext:value-type="float">
            <text:p><text:s text:c="3"/>2,210,118</text:p>
          </table:table-cell>
          <table:table-cell table:style-name="ce26" office:value-type="float" office:value="79.54" calcext:value-type="float">
            <text:p><text:s text:c="3"/>79.54</text:p>
          </table:table-cell>
          <table:table-cell table:style-name="ce35" office:value-type="float" office:value="301960" calcext:value-type="float">
            <text:p><text:s text:c="3"/>301,960</text:p>
          </table:table-cell>
          <table:table-cell table:style-name="ce50" office:value-type="float" office:value="10.87" calcext:value-type="float">
            <text:p><text:s text:c="3"/>10.87</text:p>
          </table:table-cell>
          <table:table-cell table:number-columns-repeated="1008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7" office:value-type="float" office:value="9233673" calcext:value-type="float">
            <text:p><text:s text:c="3"/>9,233,673</text:p>
          </table:table-cell>
          <table:table-cell table:style-name="ce17" office:value-type="float" office:value="383365" calcext:value-type="float">
            <text:p><text:s text:c="3"/>383,365</text:p>
          </table:table-cell>
          <table:table-cell table:style-name="ce26" office:value-type="float" office:value="4.15" calcext:value-type="float">
            <text:p><text:s text:c="3"/>4.15</text:p>
          </table:table-cell>
          <table:table-cell table:style-name="ce17" office:value-type="float" office:value="550950" calcext:value-type="float">
            <text:p><text:s text:c="3"/>550,950</text:p>
          </table:table-cell>
          <table:table-cell table:style-name="ce26" office:value-type="float" office:value="5.97" calcext:value-type="float">
            <text:p><text:s text:c="3"/>5.97</text:p>
          </table:table-cell>
          <table:table-cell table:style-name="ce17" office:value-type="float" office:value="1036706" calcext:value-type="float">
            <text:p><text:s text:c="3"/>1,036,706</text:p>
          </table:table-cell>
          <table:table-cell table:style-name="ce26" office:value-type="float" office:value="11.23" calcext:value-type="float">
            <text:p><text:s text:c="3"/>11.23</text:p>
          </table:table-cell>
          <table:table-cell table:style-name="ce17" office:value-type="float" office:value="1162788" calcext:value-type="float">
            <text:p><text:s text:c="3"/>1,162,788</text:p>
          </table:table-cell>
          <table:table-cell table:style-name="ce26" office:value-type="float" office:value="12.59" calcext:value-type="float">
            <text:p><text:s text:c="3"/>12.59</text:p>
          </table:table-cell>
          <table:table-cell table:style-name="ce35" office:value-type="float" office:value="750290" calcext:value-type="float">
            <text:p><text:s text:c="3"/>750,290</text:p>
          </table:table-cell>
          <table:table-cell table:style-name="ce26" office:value-type="float" office:value="8.13" calcext:value-type="float">
            <text:p><text:s text:c="3"/>8.13</text:p>
          </table:table-cell>
          <table:table-cell table:style-name="ce40" office:value-type="float" office:value="7181820" calcext:value-type="float">
            <text:p><text:s text:c="3"/>7,181,820</text:p>
          </table:table-cell>
          <table:table-cell table:style-name="ce26" office:value-type="float" office:value="77.78" calcext:value-type="float">
            <text:p><text:s text:c="3"/>77.78</text:p>
          </table:table-cell>
          <table:table-cell table:style-name="ce35" office:value-type="float" office:value="1116051" calcext:value-type="float">
            <text:p><text:s text:c="3"/>1,116,051</text:p>
          </table:table-cell>
          <table:table-cell table:style-name="ce50" office:value-type="float" office:value="12.09" calcext:value-type="float">
            <text:p><text:s text:c="3"/>12.09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8" office:value-type="float" office:value="458595" calcext:value-type="float">
            <text:p><text:s text:c="3"/>458,595</text:p>
          </table:table-cell>
          <table:table-cell table:style-name="ce18" office:value-type="float" office:value="17358" calcext:value-type="float">
            <text:p><text:s text:c="3"/>17,358</text:p>
          </table:table-cell>
          <table:table-cell table:style-name="ce27" office:value-type="float" office:value="3.79" calcext:value-type="float">
            <text:p><text:s text:c="3"/>3.79</text:p>
          </table:table-cell>
          <table:table-cell table:style-name="ce18" office:value-type="float" office:value="24782" calcext:value-type="float">
            <text:p><text:s text:c="3"/>24,782</text:p>
          </table:table-cell>
          <table:table-cell table:style-name="ce27" office:value-type="float" office:value="5.4" calcext:value-type="float">
            <text:p><text:s text:c="3"/>5.40</text:p>
          </table:table-cell>
          <table:table-cell table:style-name="ce18" office:value-type="float" office:value="47093" calcext:value-type="float">
            <text:p><text:s text:c="3"/>47,093</text:p>
          </table:table-cell>
          <table:table-cell table:style-name="ce27" office:value-type="float" office:value="10.27" calcext:value-type="float">
            <text:p><text:s text:c="3"/>10.27</text:p>
          </table:table-cell>
          <table:table-cell table:style-name="ce18" office:value-type="float" office:value="53002" calcext:value-type="float">
            <text:p><text:s text:c="3"/>53,002</text:p>
          </table:table-cell>
          <table:table-cell table:style-name="ce27" office:value-type="float" office:value="11.56" calcext:value-type="float">
            <text:p><text:s text:c="3"/>11.56</text:p>
          </table:table-cell>
          <table:table-cell table:style-name="ce36" office:value-type="float" office:value="36975" calcext:value-type="float">
            <text:p><text:s text:c="3"/>36,975</text:p>
          </table:table-cell>
          <table:table-cell table:style-name="ce27" office:value-type="float" office:value="8.06" calcext:value-type="float">
            <text:p><text:s text:c="3"/>8.06</text:p>
          </table:table-cell>
          <table:table-cell table:style-name="ce41" office:value-type="float" office:value="360824" calcext:value-type="float">
            <text:p><text:s text:c="3"/>360,824</text:p>
          </table:table-cell>
          <table:table-cell table:style-name="ce27" office:value-type="float" office:value="78.68" calcext:value-type="float">
            <text:p><text:s text:c="3"/>78.68</text:p>
          </table:table-cell>
          <table:table-cell table:style-name="ce36" office:value-type="float" office:value="61137" calcext:value-type="float">
            <text:p><text:s text:c="3"/>61,137</text:p>
          </table:table-cell>
          <table:table-cell table:style-name="ce51" office:value-type="float" office:value="13.33" calcext:value-type="float">
            <text:p><text:s text:c="3"/>13.33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8" office:value-type="float" office:value="2030161" calcext:value-type="float">
            <text:p><text:s text:c="3"/>2,030,161</text:p>
          </table:table-cell>
          <table:table-cell table:style-name="ce18" office:value-type="float" office:value="92691" calcext:value-type="float">
            <text:p><text:s text:c="3"/>92,691</text:p>
          </table:table-cell>
          <table:table-cell table:style-name="ce27" office:value-type="float" office:value="4.57" calcext:value-type="float">
            <text:p><text:s text:c="3"/>4.57</text:p>
          </table:table-cell>
          <table:table-cell table:style-name="ce18" office:value-type="float" office:value="135204" calcext:value-type="float">
            <text:p><text:s text:c="3"/>135,204</text:p>
          </table:table-cell>
          <table:table-cell table:style-name="ce27" office:value-type="float" office:value="6.66" calcext:value-type="float">
            <text:p><text:s text:c="3"/>6.66</text:p>
          </table:table-cell>
          <table:table-cell table:style-name="ce18" office:value-type="float" office:value="254940" calcext:value-type="float">
            <text:p><text:s text:c="3"/>254,940</text:p>
          </table:table-cell>
          <table:table-cell table:style-name="ce27" office:value-type="float" office:value="12.56" calcext:value-type="float">
            <text:p><text:s text:c="3"/>12.56</text:p>
          </table:table-cell>
          <table:table-cell table:style-name="ce18" office:value-type="float" office:value="286033" calcext:value-type="float">
            <text:p><text:s text:c="3"/>286,033</text:p>
          </table:table-cell>
          <table:table-cell table:style-name="ce27" office:value-type="float" office:value="14.09" calcext:value-type="float">
            <text:p><text:s text:c="3"/>14.09</text:p>
          </table:table-cell>
          <table:table-cell table:style-name="ce36" office:value-type="float" office:value="180610" calcext:value-type="float">
            <text:p><text:s text:c="3"/>180,610</text:p>
          </table:table-cell>
          <table:table-cell table:style-name="ce27" office:value-type="float" office:value="8.9" calcext:value-type="float">
            <text:p><text:s text:c="3"/>8.90</text:p>
          </table:table-cell>
          <table:table-cell table:style-name="ce41" office:value-type="float" office:value="1533348" calcext:value-type="float">
            <text:p><text:s text:c="3"/>1,533,348</text:p>
          </table:table-cell>
          <table:table-cell table:style-name="ce27" office:value-type="float" office:value="75.53" calcext:value-type="float">
            <text:p><text:s text:c="3"/>75.53</text:p>
          </table:table-cell>
          <table:table-cell table:style-name="ce36" office:value-type="float" office:value="174266" calcext:value-type="float">
            <text:p><text:s text:c="3"/>174,266</text:p>
          </table:table-cell>
          <table:table-cell table:style-name="ce51" office:value-type="float" office:value="8.58" calcext:value-type="float">
            <text:p><text:s text:c="3"/>8.58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8" office:value-type="float" office:value="523993" calcext:value-type="float">
            <text:p><text:s text:c="3"/>523,993</text:p>
          </table:table-cell>
          <table:table-cell table:style-name="ce18" office:value-type="float" office:value="28971" calcext:value-type="float">
            <text:p><text:s text:c="3"/>28,971</text:p>
          </table:table-cell>
          <table:table-cell table:style-name="ce27" office:value-type="float" office:value="5.53" calcext:value-type="float">
            <text:p><text:s text:c="3"/>5.53</text:p>
          </table:table-cell>
          <table:table-cell table:style-name="ce18" office:value-type="float" office:value="41267" calcext:value-type="float">
            <text:p><text:s text:c="3"/>41,267</text:p>
          </table:table-cell>
          <table:table-cell table:style-name="ce27" office:value-type="float" office:value="7.88" calcext:value-type="float">
            <text:p><text:s text:c="3"/>7.88</text:p>
          </table:table-cell>
          <table:table-cell table:style-name="ce18" office:value-type="float" office:value="72849" calcext:value-type="float">
            <text:p><text:s text:c="3"/>72,849</text:p>
          </table:table-cell>
          <table:table-cell table:style-name="ce27" office:value-type="float" office:value="13.9" calcext:value-type="float">
            <text:p><text:s text:c="3"/>13.90</text:p>
          </table:table-cell>
          <table:table-cell table:style-name="ce18" office:value-type="float" office:value="80370" calcext:value-type="float">
            <text:p><text:s text:c="3"/>80,370</text:p>
          </table:table-cell>
          <table:table-cell table:style-name="ce27" office:value-type="float" office:value="15.34" calcext:value-type="float">
            <text:p><text:s text:c="3"/>15.34</text:p>
          </table:table-cell>
          <table:table-cell table:style-name="ce36" office:value-type="float" office:value="43957" calcext:value-type="float">
            <text:p><text:s text:c="3"/>43,957</text:p>
          </table:table-cell>
          <table:table-cell table:style-name="ce27" office:value-type="float" office:value="8.39" calcext:value-type="float">
            <text:p><text:s text:c="3"/>8.39</text:p>
          </table:table-cell>
          <table:table-cell table:style-name="ce41" office:value-type="float" office:value="391848" calcext:value-type="float">
            <text:p><text:s text:c="3"/>391,848</text:p>
          </table:table-cell>
          <table:table-cell table:style-name="ce27" office:value-type="float" office:value="74.78" calcext:value-type="float">
            <text:p><text:s text:c="3"/>74.78</text:p>
          </table:table-cell>
          <table:table-cell table:style-name="ce36" office:value-type="float" office:value="57941" calcext:value-type="float">
            <text:p><text:s text:c="3"/>57,941</text:p>
          </table:table-cell>
          <table:table-cell table:style-name="ce51" office:value-type="float" office:value="11.06" calcext:value-type="float">
            <text:p><text:s text:c="3"/>11.06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8" office:value-type="float" office:value="563976" calcext:value-type="float">
            <text:p><text:s text:c="3"/>563,976</text:p>
          </table:table-cell>
          <table:table-cell table:style-name="ce18" office:value-type="float" office:value="24789" calcext:value-type="float">
            <text:p><text:s text:c="3"/>24,789</text:p>
          </table:table-cell>
          <table:table-cell table:style-name="ce27" office:value-type="float" office:value="4.4" calcext:value-type="float">
            <text:p><text:s text:c="3"/>4.40</text:p>
          </table:table-cell>
          <table:table-cell table:style-name="ce18" office:value-type="float" office:value="34895" calcext:value-type="float">
            <text:p><text:s text:c="3"/>34,895</text:p>
          </table:table-cell>
          <table:table-cell table:style-name="ce27" office:value-type="float" office:value="6.19" calcext:value-type="float">
            <text:p><text:s text:c="3"/>6.19</text:p>
          </table:table-cell>
          <table:table-cell table:style-name="ce18" office:value-type="float" office:value="63846" calcext:value-type="float">
            <text:p><text:s text:c="3"/>63,846</text:p>
          </table:table-cell>
          <table:table-cell table:style-name="ce27" office:value-type="float" office:value="11.32" calcext:value-type="float">
            <text:p><text:s text:c="3"/>11.32</text:p>
          </table:table-cell>
          <table:table-cell table:style-name="ce18" office:value-type="float" office:value="70974" calcext:value-type="float">
            <text:p><text:s text:c="3"/>70,974</text:p>
          </table:table-cell>
          <table:table-cell table:style-name="ce27" office:value-type="float" office:value="12.58" calcext:value-type="float">
            <text:p><text:s text:c="3"/>12.58</text:p>
          </table:table-cell>
          <table:table-cell table:style-name="ce36" office:value-type="float" office:value="43276" calcext:value-type="float">
            <text:p><text:s text:c="3"/>43,276</text:p>
          </table:table-cell>
          <table:table-cell table:style-name="ce27" office:value-type="float" office:value="7.67" calcext:value-type="float">
            <text:p><text:s text:c="3"/>7.67</text:p>
          </table:table-cell>
          <table:table-cell table:style-name="ce41" office:value-type="float" office:value="440654" calcext:value-type="float">
            <text:p><text:s text:c="3"/>440,654</text:p>
          </table:table-cell>
          <table:table-cell table:style-name="ce27" office:value-type="float" office:value="78.13" calcext:value-type="float">
            <text:p><text:s text:c="3"/>78.13</text:p>
          </table:table-cell>
          <table:table-cell table:style-name="ce36" office:value-type="float" office:value="76362" calcext:value-type="float">
            <text:p><text:s text:c="3"/>76,362</text:p>
          </table:table-cell>
          <table:table-cell table:style-name="ce51" office:value-type="float" office:value="13.54" calcext:value-type="float">
            <text:p><text:s text:c="3"/>13.54</text:p>
          </table:table-cell>
          <table:table-cell table:number-columns-repeated="1008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8" office:value-type="float" office:value="1299868" calcext:value-type="float">
            <text:p><text:s text:c="3"/>1,299,868</text:p>
          </table:table-cell>
          <table:table-cell table:style-name="ce18" office:value-type="float" office:value="56097" calcext:value-type="float">
            <text:p><text:s text:c="3"/>56,097</text:p>
          </table:table-cell>
          <table:table-cell table:style-name="ce27" office:value-type="float" office:value="4.32" calcext:value-type="float">
            <text:p><text:s text:c="3"/>4.32</text:p>
          </table:table-cell>
          <table:table-cell table:style-name="ce18" office:value-type="float" office:value="79178" calcext:value-type="float">
            <text:p><text:s text:c="3"/>79,178</text:p>
          </table:table-cell>
          <table:table-cell table:style-name="ce27" office:value-type="float" office:value="6.09" calcext:value-type="float">
            <text:p><text:s text:c="3"/>6.09</text:p>
          </table:table-cell>
          <table:table-cell table:style-name="ce18" office:value-type="float" office:value="147779" calcext:value-type="float">
            <text:p><text:s text:c="3"/>147,779</text:p>
          </table:table-cell>
          <table:table-cell table:style-name="ce27" office:value-type="float" office:value="11.37" calcext:value-type="float">
            <text:p><text:s text:c="3"/>11.37</text:p>
          </table:table-cell>
          <table:table-cell table:style-name="ce18" office:value-type="float" office:value="165266" calcext:value-type="float">
            <text:p><text:s text:c="3"/>165,266</text:p>
          </table:table-cell>
          <table:table-cell table:style-name="ce27" office:value-type="float" office:value="12.71" calcext:value-type="float">
            <text:p><text:s text:c="3"/>12.71</text:p>
          </table:table-cell>
          <table:table-cell table:style-name="ce36" office:value-type="float" office:value="104776" calcext:value-type="float">
            <text:p><text:s text:c="3"/>104,776</text:p>
          </table:table-cell>
          <table:table-cell table:style-name="ce27" office:value-type="float" office:value="8.06" calcext:value-type="float">
            <text:p><text:s text:c="3"/>8.06</text:p>
          </table:table-cell>
          <table:table-cell table:style-name="ce41" office:value-type="float" office:value="1010417" calcext:value-type="float">
            <text:p><text:s text:c="3"/>1,010,417</text:p>
          </table:table-cell>
          <table:table-cell table:style-name="ce27" office:value-type="float" office:value="77.73" calcext:value-type="float">
            <text:p><text:s text:c="3"/>77.73</text:p>
          </table:table-cell>
          <table:table-cell table:style-name="ce36" office:value-type="float" office:value="162143" calcext:value-type="float">
            <text:p><text:s text:c="3"/>162,143</text:p>
          </table:table-cell>
          <table:table-cell table:style-name="ce51" office:value-type="float" office:value="12.47" calcext:value-type="float">
            <text:p><text:s text:c="3"/>12.47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8" office:value-type="float" office:value="520196" calcext:value-type="float">
            <text:p><text:s text:c="3"/>520,196</text:p>
          </table:table-cell>
          <table:table-cell table:style-name="ce18" office:value-type="float" office:value="18191" calcext:value-type="float">
            <text:p><text:s text:c="3"/>18,191</text:p>
          </table:table-cell>
          <table:table-cell table:style-name="ce27" office:value-type="float" office:value="3.5" calcext:value-type="float">
            <text:p><text:s text:c="3"/>3.50</text:p>
          </table:table-cell>
          <table:table-cell table:style-name="ce18" office:value-type="float" office:value="26453" calcext:value-type="float">
            <text:p><text:s text:c="3"/>26,453</text:p>
          </table:table-cell>
          <table:table-cell table:style-name="ce27" office:value-type="float" office:value="5.09" calcext:value-type="float">
            <text:p><text:s text:c="3"/>5.09</text:p>
          </table:table-cell>
          <table:table-cell table:style-name="ce18" office:value-type="float" office:value="51617" calcext:value-type="float">
            <text:p><text:s text:c="3"/>51,617</text:p>
          </table:table-cell>
          <table:table-cell table:style-name="ce27" office:value-type="float" office:value="9.92" calcext:value-type="float">
            <text:p><text:s text:c="3"/>9.92</text:p>
          </table:table-cell>
          <table:table-cell table:style-name="ce18" office:value-type="float" office:value="58123" calcext:value-type="float">
            <text:p><text:s text:c="3"/>58,123</text:p>
          </table:table-cell>
          <table:table-cell table:style-name="ce27" office:value-type="float" office:value="11.17" calcext:value-type="float">
            <text:p><text:s text:c="3"/>11.17</text:p>
          </table:table-cell>
          <table:table-cell table:style-name="ce36" office:value-type="float" office:value="40434" calcext:value-type="float">
            <text:p><text:s text:c="3"/>40,434</text:p>
          </table:table-cell>
          <table:table-cell table:style-name="ce27" office:value-type="float" office:value="7.77" calcext:value-type="float">
            <text:p><text:s text:c="3"/>7.77</text:p>
          </table:table-cell>
          <table:table-cell table:style-name="ce41" office:value-type="float" office:value="412949" calcext:value-type="float">
            <text:p><text:s text:c="3"/>412,949</text:p>
          </table:table-cell>
          <table:table-cell table:style-name="ce27" office:value-type="float" office:value="79.38" calcext:value-type="float">
            <text:p><text:s text:c="3"/>79.38</text:p>
          </table:table-cell>
          <table:table-cell table:style-name="ce36" office:value-type="float" office:value="72541" calcext:value-type="float">
            <text:p><text:s text:c="3"/>72,541</text:p>
          </table:table-cell>
          <table:table-cell table:style-name="ce51" office:value-type="float" office:value="13.94" calcext:value-type="float">
            <text:p><text:s text:c="3"/>13.9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8" office:value-type="float" office:value="710991" calcext:value-type="float">
            <text:p><text:s text:c="3"/>710,991</text:p>
          </table:table-cell>
          <table:table-cell table:style-name="ce18" office:value-type="float" office:value="26910" calcext:value-type="float">
            <text:p><text:s text:c="3"/>26,910</text:p>
          </table:table-cell>
          <table:table-cell table:style-name="ce27" office:value-type="float" office:value="3.78" calcext:value-type="float">
            <text:p><text:s text:c="3"/>3.78</text:p>
          </table:table-cell>
          <table:table-cell table:style-name="ce18" office:value-type="float" office:value="38613" calcext:value-type="float">
            <text:p><text:s text:c="3"/>38,613</text:p>
          </table:table-cell>
          <table:table-cell table:style-name="ce27" office:value-type="float" office:value="5.43" calcext:value-type="float">
            <text:p><text:s text:c="3"/>5.43</text:p>
          </table:table-cell>
          <table:table-cell table:style-name="ce18" office:value-type="float" office:value="73957" calcext:value-type="float">
            <text:p><text:s text:c="3"/>73,957</text:p>
          </table:table-cell>
          <table:table-cell table:style-name="ce27" office:value-type="float" office:value="10.4" calcext:value-type="float">
            <text:p><text:s text:c="3"/>10.40</text:p>
          </table:table-cell>
          <table:table-cell table:style-name="ce18" office:value-type="float" office:value="83301" calcext:value-type="float">
            <text:p><text:s text:c="3"/>83,301</text:p>
          </table:table-cell>
          <table:table-cell table:style-name="ce27" office:value-type="float" office:value="11.72" calcext:value-type="float">
            <text:p><text:s text:c="3"/>11.72</text:p>
          </table:table-cell>
          <table:table-cell table:style-name="ce36" office:value-type="float" office:value="54446" calcext:value-type="float">
            <text:p><text:s text:c="3"/>54,446</text:p>
          </table:table-cell>
          <table:table-cell table:style-name="ce27" office:value-type="float" office:value="7.66" calcext:value-type="float">
            <text:p><text:s text:c="3"/>7.66</text:p>
          </table:table-cell>
          <table:table-cell table:style-name="ce41" office:value-type="float" office:value="564219" calcext:value-type="float">
            <text:p><text:s text:c="3"/>564,219</text:p>
          </table:table-cell>
          <table:table-cell table:style-name="ce27" office:value-type="float" office:value="79.36" calcext:value-type="float">
            <text:p><text:s text:c="3"/>79.36</text:p>
          </table:table-cell>
          <table:table-cell table:style-name="ce36" office:value-type="float" office:value="110164" calcext:value-type="float">
            <text:p><text:s text:c="3"/>110,164</text:p>
          </table:table-cell>
          <table:table-cell table:style-name="ce51" office:value-type="float" office:value="15.49" calcext:value-type="float">
            <text:p><text:s text:c="3"/>15.4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8" office:value-type="float" office:value="533723" calcext:value-type="float">
            <text:p><text:s text:c="3"/>533,723</text:p>
          </table:table-cell>
          <table:table-cell table:style-name="ce18" office:value-type="float" office:value="17686" calcext:value-type="float">
            <text:p><text:s text:c="3"/>17,686</text:p>
          </table:table-cell>
          <table:table-cell table:style-name="ce27" office:value-type="float" office:value="3.31" calcext:value-type="float">
            <text:p><text:s text:c="3"/>3.31</text:p>
          </table:table-cell>
          <table:table-cell table:style-name="ce18" office:value-type="float" office:value="25289" calcext:value-type="float">
            <text:p><text:s text:c="3"/>25,289</text:p>
          </table:table-cell>
          <table:table-cell table:style-name="ce27" office:value-type="float" office:value="4.74" calcext:value-type="float">
            <text:p><text:s text:c="3"/>4.74</text:p>
          </table:table-cell>
          <table:table-cell table:style-name="ce18" office:value-type="float" office:value="49364" calcext:value-type="float">
            <text:p><text:s text:c="3"/>49,364</text:p>
          </table:table-cell>
          <table:table-cell table:style-name="ce27" office:value-type="float" office:value="9.25" calcext:value-type="float">
            <text:p><text:s text:c="3"/>9.25</text:p>
          </table:table-cell>
          <table:table-cell table:style-name="ce18" office:value-type="float" office:value="55696" calcext:value-type="float">
            <text:p><text:s text:c="3"/>55,696</text:p>
          </table:table-cell>
          <table:table-cell table:style-name="ce27" office:value-type="float" office:value="10.44" calcext:value-type="float">
            <text:p><text:s text:c="3"/>10.44</text:p>
          </table:table-cell>
          <table:table-cell table:style-name="ce36" office:value-type="float" office:value="38478" calcext:value-type="float">
            <text:p><text:s text:c="3"/>38,478</text:p>
          </table:table-cell>
          <table:table-cell table:style-name="ce27" office:value-type="float" office:value="7.21" calcext:value-type="float">
            <text:p><text:s text:c="3"/>7.21</text:p>
          </table:table-cell>
          <table:table-cell table:style-name="ce41" office:value-type="float" office:value="431709" calcext:value-type="float">
            <text:p><text:s text:c="3"/>431,709</text:p>
          </table:table-cell>
          <table:table-cell table:style-name="ce27" office:value-type="float" office:value="80.89" calcext:value-type="float">
            <text:p><text:s text:c="3"/>80.89</text:p>
          </table:table-cell>
          <table:table-cell table:style-name="ce36" office:value-type="float" office:value="85612" calcext:value-type="float">
            <text:p><text:s text:c="3"/>85,612</text:p>
          </table:table-cell>
          <table:table-cell table:style-name="ce51" office:value-type="float" office:value="16.04" calcext:value-type="float">
            <text:p><text:s text:c="3"/>16.04</text:p>
          </table:table-cell>
          <table:table-cell table:number-columns-repeated="1008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8" office:value-type="float" office:value="858441" calcext:value-type="float">
            <text:p><text:s text:c="3"/>858,441</text:p>
          </table:table-cell>
          <table:table-cell table:style-name="ce18" office:value-type="float" office:value="28336" calcext:value-type="float">
            <text:p><text:s text:c="3"/>28,336</text:p>
          </table:table-cell>
          <table:table-cell table:style-name="ce27" office:value-type="float" office:value="3.3" calcext:value-type="float">
            <text:p><text:s text:c="3"/>3.30</text:p>
          </table:table-cell>
          <table:table-cell table:style-name="ce18" office:value-type="float" office:value="41318" calcext:value-type="float">
            <text:p><text:s text:c="3"/>41,318</text:p>
          </table:table-cell>
          <table:table-cell table:style-name="ce27" office:value-type="float" office:value="4.81" calcext:value-type="float">
            <text:p><text:s text:c="3"/>4.81</text:p>
          </table:table-cell>
          <table:table-cell table:style-name="ce18" office:value-type="float" office:value="81518" calcext:value-type="float">
            <text:p><text:s text:c="3"/>81,518</text:p>
          </table:table-cell>
          <table:table-cell table:style-name="ce27" office:value-type="float" office:value="9.5" calcext:value-type="float">
            <text:p><text:s text:c="3"/>9.50</text:p>
          </table:table-cell>
          <table:table-cell table:style-name="ce18" office:value-type="float" office:value="92322" calcext:value-type="float">
            <text:p><text:s text:c="3"/>92,322</text:p>
          </table:table-cell>
          <table:table-cell table:style-name="ce27" office:value-type="float" office:value="10.75" calcext:value-type="float">
            <text:p><text:s text:c="3"/>10.75</text:p>
          </table:table-cell>
          <table:table-cell table:style-name="ce36" office:value-type="float" office:value="66925" calcext:value-type="float">
            <text:p><text:s text:c="3"/>66,925</text:p>
          </table:table-cell>
          <table:table-cell table:style-name="ce27" office:value-type="float" office:value="7.8" calcext:value-type="float">
            <text:p><text:s text:c="3"/>7.80</text:p>
          </table:table-cell>
          <table:table-cell table:style-name="ce41" office:value-type="float" office:value="685467" calcext:value-type="float">
            <text:p><text:s text:c="3"/>685,467</text:p>
          </table:table-cell>
          <table:table-cell table:style-name="ce27" office:value-type="float" office:value="79.85" calcext:value-type="float">
            <text:p><text:s text:c="3"/>79.85</text:p>
          </table:table-cell>
          <table:table-cell table:style-name="ce36" office:value-type="float" office:value="112453" calcext:value-type="float">
            <text:p><text:s text:c="3"/>112,453</text:p>
          </table:table-cell>
          <table:table-cell table:style-name="ce51" office:value-type="float" office:value="13.1" calcext:value-type="float">
            <text:p><text:s text:c="3"/>13.1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8" office:value-type="float" office:value="226252" calcext:value-type="float">
            <text:p><text:s text:c="3"/>226,252</text:p>
          </table:table-cell>
          <table:table-cell table:style-name="ce18" office:value-type="float" office:value="8753" calcext:value-type="float">
            <text:p><text:s text:c="3"/>8,753</text:p>
          </table:table-cell>
          <table:table-cell table:style-name="ce27" office:value-type="float" office:value="3.87" calcext:value-type="float">
            <text:p><text:s text:c="3"/>3.87</text:p>
          </table:table-cell>
          <table:table-cell table:style-name="ce18" office:value-type="float" office:value="12620" calcext:value-type="float">
            <text:p><text:s text:c="3"/>12,620</text:p>
          </table:table-cell>
          <table:table-cell table:style-name="ce27" office:value-type="float" office:value="5.58" calcext:value-type="float">
            <text:p><text:s text:c="3"/>5.58</text:p>
          </table:table-cell>
          <table:table-cell table:style-name="ce18" office:value-type="float" office:value="23780" calcext:value-type="float">
            <text:p><text:s text:c="3"/>23,780</text:p>
          </table:table-cell>
          <table:table-cell table:style-name="ce27" office:value-type="float" office:value="10.51" calcext:value-type="float">
            <text:p><text:s text:c="3"/>10.51</text:p>
          </table:table-cell>
          <table:table-cell table:style-name="ce18" office:value-type="float" office:value="26652" calcext:value-type="float">
            <text:p><text:s text:c="3"/>26,652</text:p>
          </table:table-cell>
          <table:table-cell table:style-name="ce27" office:value-type="float" office:value="11.78" calcext:value-type="float">
            <text:p><text:s text:c="3"/>11.78</text:p>
          </table:table-cell>
          <table:table-cell table:style-name="ce36" office:value-type="float" office:value="17568" calcext:value-type="float">
            <text:p><text:s text:c="3"/>17,568</text:p>
          </table:table-cell>
          <table:table-cell table:style-name="ce27" office:value-type="float" office:value="7.76" calcext:value-type="float">
            <text:p><text:s text:c="3"/>7.76</text:p>
          </table:table-cell>
          <table:table-cell table:style-name="ce41" office:value-type="float" office:value="178676" calcext:value-type="float">
            <text:p><text:s text:c="3"/>178,676</text:p>
          </table:table-cell>
          <table:table-cell table:style-name="ce27" office:value-type="float" office:value="78.97" calcext:value-type="float">
            <text:p><text:s text:c="3"/>78.97</text:p>
          </table:table-cell>
          <table:table-cell table:style-name="ce36" office:value-type="float" office:value="30470" calcext:value-type="float">
            <text:p><text:s text:c="3"/>30,470</text:p>
          </table:table-cell>
          <table:table-cell table:style-name="ce51" office:value-type="float" office:value="13.47" calcext:value-type="float">
            <text:p><text:s text:c="3"/>13.47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8" office:value-type="float" office:value="335190" calcext:value-type="float">
            <text:p><text:s text:c="3"/>335,190</text:p>
          </table:table-cell>
          <table:table-cell table:style-name="ce18" office:value-type="float" office:value="12812" calcext:value-type="float">
            <text:p><text:s text:c="3"/>12,812</text:p>
          </table:table-cell>
          <table:table-cell table:style-name="ce27" office:value-type="float" office:value="3.82" calcext:value-type="float">
            <text:p><text:s text:c="3"/>3.82</text:p>
          </table:table-cell>
          <table:table-cell table:style-name="ce18" office:value-type="float" office:value="18300" calcext:value-type="float">
            <text:p><text:s text:c="3"/>18,300</text:p>
          </table:table-cell>
          <table:table-cell table:style-name="ce27" office:value-type="float" office:value="5.46" calcext:value-type="float">
            <text:p><text:s text:c="3"/>5.46</text:p>
          </table:table-cell>
          <table:table-cell table:style-name="ce18" office:value-type="float" office:value="34328" calcext:value-type="float">
            <text:p><text:s text:c="3"/>34,328</text:p>
          </table:table-cell>
          <table:table-cell table:style-name="ce27" office:value-type="float" office:value="10.24" calcext:value-type="float">
            <text:p><text:s text:c="3"/>10.24</text:p>
          </table:table-cell>
          <table:table-cell table:style-name="ce18" office:value-type="float" office:value="38491" calcext:value-type="float">
            <text:p><text:s text:c="3"/>38,491</text:p>
          </table:table-cell>
          <table:table-cell table:style-name="ce27" office:value-type="float" office:value="11.48" calcext:value-type="float">
            <text:p><text:s text:c="3"/>11.48</text:p>
          </table:table-cell>
          <table:table-cell table:style-name="ce36" office:value-type="float" office:value="26305" calcext:value-type="float">
            <text:p><text:s text:c="3"/>26,305</text:p>
          </table:table-cell>
          <table:table-cell table:style-name="ce27" office:value-type="float" office:value="7.85" calcext:value-type="float">
            <text:p><text:s text:c="3"/>7.85</text:p>
          </table:table-cell>
          <table:table-cell table:style-name="ce41" office:value-type="float" office:value="264836" calcext:value-type="float">
            <text:p><text:s text:c="3"/>264,836</text:p>
          </table:table-cell>
          <table:table-cell table:style-name="ce27" office:value-type="float" office:value="79.01" calcext:value-type="float">
            <text:p><text:s text:c="3"/>79.01</text:p>
          </table:table-cell>
          <table:table-cell table:style-name="ce36" office:value-type="float" office:value="43365" calcext:value-type="float">
            <text:p><text:s text:c="3"/>43,365</text:p>
          </table:table-cell>
          <table:table-cell table:style-name="ce51" office:value-type="float" office:value="12.94" calcext:value-type="float">
            <text:p><text:s text:c="3"/>12.9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8" office:value-type="float" office:value="98843" calcext:value-type="float">
            <text:p><text:s text:c="3"/>98,843</text:p>
          </table:table-cell>
          <table:table-cell table:style-name="ce18" office:value-type="float" office:value="3828" calcext:value-type="float">
            <text:p><text:s text:c="3"/>3,828</text:p>
          </table:table-cell>
          <table:table-cell table:style-name="ce27" office:value-type="float" office:value="3.87" calcext:value-type="float">
            <text:p><text:s text:c="3"/>3.87</text:p>
          </table:table-cell>
          <table:table-cell table:style-name="ce18" office:value-type="float" office:value="5206" calcext:value-type="float">
            <text:p><text:s text:c="3"/>5,206</text:p>
          </table:table-cell>
          <table:table-cell table:style-name="ce27" office:value-type="float" office:value="5.27" calcext:value-type="float">
            <text:p><text:s text:c="3"/>5.27</text:p>
          </table:table-cell>
          <table:table-cell table:style-name="ce18" office:value-type="float" office:value="9392" calcext:value-type="float">
            <text:p><text:s text:c="3"/>9,392</text:p>
          </table:table-cell>
          <table:table-cell table:style-name="ce27" office:value-type="float" office:value="9.5" calcext:value-type="float">
            <text:p><text:s text:c="3"/>9.50</text:p>
          </table:table-cell>
          <table:table-cell table:style-name="ce18" office:value-type="float" office:value="10493" calcext:value-type="float">
            <text:p><text:s text:c="3"/>10,493</text:p>
          </table:table-cell>
          <table:table-cell table:style-name="ce27" office:value-type="float" office:value="10.62" calcext:value-type="float">
            <text:p><text:s text:c="3"/>10.62</text:p>
          </table:table-cell>
          <table:table-cell table:style-name="ce36" office:value-type="float" office:value="6593" calcext:value-type="float">
            <text:p><text:s text:c="3"/>6,593</text:p>
          </table:table-cell>
          <table:table-cell table:style-name="ce27" office:value-type="float" office:value="6.67" calcext:value-type="float">
            <text:p><text:s text:c="3"/>6.67</text:p>
          </table:table-cell>
          <table:table-cell table:style-name="ce41" office:value-type="float" office:value="79677" calcext:value-type="float">
            <text:p><text:s text:c="3"/>79,677</text:p>
          </table:table-cell>
          <table:table-cell table:style-name="ce27" office:value-type="float" office:value="80.61" calcext:value-type="float">
            <text:p><text:s text:c="3"/>80.61</text:p>
          </table:table-cell>
          <table:table-cell table:style-name="ce36" office:value-type="float" office:value="14110" calcext:value-type="float">
            <text:p><text:s text:c="3"/>14,110</text:p>
          </table:table-cell>
          <table:table-cell table:style-name="ce51" office:value-type="float" office:value="14.28" calcext:value-type="float">
            <text:p><text:s text:c="3"/>14.28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8" office:value-type="float" office:value="377153" calcext:value-type="float">
            <text:p><text:s text:c="3"/>377,153</text:p>
          </table:table-cell>
          <table:table-cell table:style-name="ce18" office:value-type="float" office:value="11179" calcext:value-type="float">
            <text:p><text:s text:c="3"/>11,179</text:p>
          </table:table-cell>
          <table:table-cell table:style-name="ce27" office:value-type="float" office:value="2.96" calcext:value-type="float">
            <text:p><text:s text:c="3"/>2.96</text:p>
          </table:table-cell>
          <table:table-cell table:style-name="ce18" office:value-type="float" office:value="16948" calcext:value-type="float">
            <text:p><text:s text:c="3"/>16,948</text:p>
          </table:table-cell>
          <table:table-cell table:style-name="ce27" office:value-type="float" office:value="4.49" calcext:value-type="float">
            <text:p><text:s text:c="3"/>4.49</text:p>
          </table:table-cell>
          <table:table-cell table:style-name="ce18" office:value-type="float" office:value="33760" calcext:value-type="float">
            <text:p><text:s text:c="3"/>33,760</text:p>
          </table:table-cell>
          <table:table-cell table:style-name="ce27" office:value-type="float" office:value="8.95" calcext:value-type="float">
            <text:p><text:s text:c="3"/>8.95</text:p>
          </table:table-cell>
          <table:table-cell table:style-name="ce18" office:value-type="float" office:value="38745" calcext:value-type="float">
            <text:p><text:s text:c="3"/>38,745</text:p>
          </table:table-cell>
          <table:table-cell table:style-name="ce27" office:value-type="float" office:value="10.27" calcext:value-type="float">
            <text:p><text:s text:c="3"/>10.27</text:p>
          </table:table-cell>
          <table:table-cell table:style-name="ce36" office:value-type="float" office:value="29744" calcext:value-type="float">
            <text:p><text:s text:c="3"/>29,744</text:p>
          </table:table-cell>
          <table:table-cell table:style-name="ce27" office:value-type="float" office:value="7.89" calcext:value-type="float">
            <text:p><text:s text:c="3"/>7.89</text:p>
          </table:table-cell>
          <table:table-cell table:style-name="ce41" office:value-type="float" office:value="302756" calcext:value-type="float">
            <text:p><text:s text:c="3"/>302,756</text:p>
          </table:table-cell>
          <table:table-cell table:style-name="ce27" office:value-type="float" office:value="80.27" calcext:value-type="float">
            <text:p><text:s text:c="3"/>80.27</text:p>
          </table:table-cell>
          <table:table-cell table:style-name="ce36" office:value-type="float" office:value="43558" calcext:value-type="float">
            <text:p><text:s text:c="3"/>43,558</text:p>
          </table:table-cell>
          <table:table-cell table:style-name="ce51" office:value-type="float" office:value="11.55" calcext:value-type="float">
            <text:p><text:s text:c="3"/>11.55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8" office:value-type="float" office:value="425071" calcext:value-type="float">
            <text:p><text:s text:c="3"/>425,071</text:p>
          </table:table-cell>
          <table:table-cell table:style-name="ce18" office:value-type="float" office:value="25655" calcext:value-type="float">
            <text:p><text:s text:c="3"/>25,655</text:p>
          </table:table-cell>
          <table:table-cell table:style-name="ce27" office:value-type="float" office:value="6.04" calcext:value-type="float">
            <text:p><text:s text:c="3"/>6.04</text:p>
          </table:table-cell>
          <table:table-cell table:style-name="ce18" office:value-type="float" office:value="35668" calcext:value-type="float">
            <text:p><text:s text:c="3"/>35,668</text:p>
          </table:table-cell>
          <table:table-cell table:style-name="ce27" office:value-type="float" office:value="8.39" calcext:value-type="float">
            <text:p><text:s text:c="3"/>8.39</text:p>
          </table:table-cell>
          <table:table-cell table:style-name="ce18" office:value-type="float" office:value="61405" calcext:value-type="float">
            <text:p><text:s text:c="3"/>61,405</text:p>
          </table:table-cell>
          <table:table-cell table:style-name="ce27" office:value-type="float" office:value="14.45" calcext:value-type="float">
            <text:p><text:s text:c="3"/>14.45</text:p>
          </table:table-cell>
          <table:table-cell table:style-name="ce18" office:value-type="float" office:value="67721" calcext:value-type="float">
            <text:p><text:s text:c="3"/>67,721</text:p>
          </table:table-cell>
          <table:table-cell table:style-name="ce27" office:value-type="float" office:value="15.93" calcext:value-type="float">
            <text:p><text:s text:c="3"/>15.93</text:p>
          </table:table-cell>
          <table:table-cell table:style-name="ce36" office:value-type="float" office:value="35096" calcext:value-type="float">
            <text:p><text:s text:c="3"/>35,096</text:p>
          </table:table-cell>
          <table:table-cell table:style-name="ce27" office:value-type="float" office:value="8.26" calcext:value-type="float">
            <text:p><text:s text:c="3"/>8.26</text:p>
          </table:table-cell>
          <table:table-cell table:style-name="ce41" office:value-type="float" office:value="317272" calcext:value-type="float">
            <text:p><text:s text:c="3"/>317,272</text:p>
          </table:table-cell>
          <table:table-cell table:style-name="ce27" office:value-type="float" office:value="74.64" calcext:value-type="float">
            <text:p><text:s text:c="3"/>74.64</text:p>
          </table:table-cell>
          <table:table-cell table:style-name="ce36" office:value-type="float" office:value="40768" calcext:value-type="float">
            <text:p><text:s text:c="3"/>40,768</text:p>
          </table:table-cell>
          <table:table-cell table:style-name="ce51" office:value-type="float" office:value="9.59" calcext:value-type="float">
            <text:p><text:s text:c="3"/>9.5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8" office:value-type="float" office:value="271220" calcext:value-type="float">
            <text:p><text:s text:c="3"/>271,220</text:p>
          </table:table-cell>
          <table:table-cell table:style-name="ce18" office:value-type="float" office:value="10109" calcext:value-type="float">
            <text:p><text:s text:c="3"/>10,109</text:p>
          </table:table-cell>
          <table:table-cell table:style-name="ce27" office:value-type="float" office:value="3.73" calcext:value-type="float">
            <text:p><text:s text:c="3"/>3.73</text:p>
          </table:table-cell>
          <table:table-cell table:style-name="ce18" office:value-type="float" office:value="15209" calcext:value-type="float">
            <text:p><text:s text:c="3"/>15,209</text:p>
          </table:table-cell>
          <table:table-cell table:style-name="ce27" office:value-type="float" office:value="5.61" calcext:value-type="float">
            <text:p><text:s text:c="3"/>5.61</text:p>
          </table:table-cell>
          <table:table-cell table:style-name="ce18" office:value-type="float" office:value="31078" calcext:value-type="float">
            <text:p><text:s text:c="3"/>31,078</text:p>
          </table:table-cell>
          <table:table-cell table:style-name="ce27" office:value-type="float" office:value="11.46" calcext:value-type="float">
            <text:p><text:s text:c="3"/>11.46</text:p>
          </table:table-cell>
          <table:table-cell table:style-name="ce18" office:value-type="float" office:value="35599" calcext:value-type="float">
            <text:p><text:s text:c="3"/>35,599</text:p>
          </table:table-cell>
          <table:table-cell table:style-name="ce27" office:value-type="float" office:value="13.13" calcext:value-type="float">
            <text:p><text:s text:c="3"/>13.13</text:p>
          </table:table-cell>
          <table:table-cell table:style-name="ce36" office:value-type="float" office:value="25107" calcext:value-type="float">
            <text:p><text:s text:c="3"/>25,107</text:p>
          </table:table-cell>
          <table:table-cell table:style-name="ce27" office:value-type="float" office:value="9.26" calcext:value-type="float">
            <text:p><text:s text:c="3"/>9.26</text:p>
          </table:table-cell>
          <table:table-cell table:style-name="ce41" office:value-type="float" office:value="207168" calcext:value-type="float">
            <text:p><text:s text:c="3"/>207,168</text:p>
          </table:table-cell>
          <table:table-cell table:style-name="ce27" office:value-type="float" office:value="76.38" calcext:value-type="float">
            <text:p><text:s text:c="3"/>76.38</text:p>
          </table:table-cell>
          <table:table-cell table:style-name="ce36" office:value-type="float" office:value="31161" calcext:value-type="float">
            <text:p><text:s text:c="3"/>31,161</text:p>
          </table:table-cell>
          <table:table-cell table:style-name="ce51" office:value-type="float" office:value="11.49" calcext:value-type="float">
            <text:p><text:s text:c="3"/>11.49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8" office:value-type="float" office:value="124421" calcext:value-type="float">
            <text:p><text:s text:c="3"/>124,421</text:p>
          </table:table-cell>
          <table:table-cell table:style-name="ce18" office:value-type="float" office:value="6070" calcext:value-type="float">
            <text:p><text:s text:c="3"/>6,070</text:p>
          </table:table-cell>
          <table:table-cell table:style-name="ce27" office:value-type="float" office:value="4.88" calcext:value-type="float">
            <text:p><text:s text:c="3"/>4.88</text:p>
          </table:table-cell>
          <table:table-cell table:style-name="ce18" office:value-type="float" office:value="7751" calcext:value-type="float">
            <text:p><text:s text:c="3"/>7,751</text:p>
          </table:table-cell>
          <table:table-cell table:style-name="ce27" office:value-type="float" office:value="6.23" calcext:value-type="float">
            <text:p><text:s text:c="3"/>6.23</text:p>
          </table:table-cell>
          <table:table-cell table:style-name="ce18" office:value-type="float" office:value="11945" calcext:value-type="float">
            <text:p><text:s text:c="3"/>11,945</text:p>
          </table:table-cell>
          <table:table-cell table:style-name="ce27" office:value-type="float" office:value="9.6" calcext:value-type="float">
            <text:p><text:s text:c="3"/>9.60</text:p>
          </table:table-cell>
          <table:table-cell table:style-name="ce18" office:value-type="float" office:value="12974" calcext:value-type="float">
            <text:p><text:s text:c="3"/>12,974</text:p>
          </table:table-cell>
          <table:table-cell table:style-name="ce27" office:value-type="float" office:value="10.43" calcext:value-type="float">
            <text:p><text:s text:c="3"/>10.43</text:p>
          </table:table-cell>
          <table:table-cell table:style-name="ce36" office:value-type="float" office:value="6936" calcext:value-type="float">
            <text:p><text:s text:c="3"/>6,936</text:p>
          </table:table-cell>
          <table:table-cell table:style-name="ce27" office:value-type="float" office:value="5.57" calcext:value-type="float">
            <text:p><text:s text:c="3"/>5.57</text:p>
          </table:table-cell>
          <table:table-cell table:style-name="ce41" office:value-type="float" office:value="101405" calcext:value-type="float">
            <text:p><text:s text:c="3"/>101,405</text:p>
          </table:table-cell>
          <table:table-cell table:style-name="ce27" office:value-type="float" office:value="81.5" calcext:value-type="float">
            <text:p><text:s text:c="3"/>81.50</text:p>
          </table:table-cell>
          <table:table-cell table:style-name="ce36" office:value-type="float" office:value="13962" calcext:value-type="float">
            <text:p><text:s text:c="3"/>13,962</text:p>
          </table:table-cell>
          <table:table-cell table:style-name="ce51" office:value-type="float" office:value="11.22" calcext:value-type="float">
            <text:p><text:s text:c="3"/>11.22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8" office:value-type="float" office:value="113111" calcext:value-type="float">
            <text:p><text:s text:c="3"/>113,111</text:p>
          </table:table-cell>
          <table:table-cell table:style-name="ce18" office:value-type="float" office:value="5502" calcext:value-type="float">
            <text:p><text:s text:c="3"/>5,502</text:p>
          </table:table-cell>
          <table:table-cell table:style-name="ce27" office:value-type="float" office:value="4.86" calcext:value-type="float">
            <text:p><text:s text:c="3"/>4.86</text:p>
          </table:table-cell>
          <table:table-cell table:style-name="ce18" office:value-type="float" office:value="6992" calcext:value-type="float">
            <text:p><text:s text:c="3"/>6,992</text:p>
          </table:table-cell>
          <table:table-cell table:style-name="ce27" office:value-type="float" office:value="6.18" calcext:value-type="float">
            <text:p><text:s text:c="3"/>6.18</text:p>
          </table:table-cell>
          <table:table-cell table:style-name="ce18" office:value-type="float" office:value="10735" calcext:value-type="float">
            <text:p><text:s text:c="3"/>10,735</text:p>
          </table:table-cell>
          <table:table-cell table:style-name="ce27" office:value-type="float" office:value="9.49" calcext:value-type="float">
            <text:p><text:s text:c="3"/>9.49</text:p>
          </table:table-cell>
          <table:table-cell table:style-name="ce18" office:value-type="float" office:value="11657" calcext:value-type="float">
            <text:p><text:s text:c="3"/>11,657</text:p>
          </table:table-cell>
          <table:table-cell table:style-name="ce27" office:value-type="float" office:value="10.31" calcext:value-type="float">
            <text:p><text:s text:c="3"/>10.31</text:p>
          </table:table-cell>
          <table:table-cell table:style-name="ce36" office:value-type="float" office:value="6181" calcext:value-type="float">
            <text:p><text:s text:c="3"/>6,181</text:p>
          </table:table-cell>
          <table:table-cell table:style-name="ce27" office:value-type="float" office:value="5.46" calcext:value-type="float">
            <text:p><text:s text:c="3"/>5.46</text:p>
          </table:table-cell>
          <table:table-cell table:style-name="ce41" office:value-type="float" office:value="92348" calcext:value-type="float">
            <text:p><text:s text:c="3"/>92,348</text:p>
          </table:table-cell>
          <table:table-cell table:style-name="ce27" office:value-type="float" office:value="81.64" calcext:value-type="float">
            <text:p><text:s text:c="3"/>81.64</text:p>
          </table:table-cell>
          <table:table-cell table:style-name="ce36" office:value-type="float" office:value="12908" calcext:value-type="float">
            <text:p><text:s text:c="3"/>12,908</text:p>
          </table:table-cell>
          <table:table-cell table:style-name="ce51" office:value-type="float" office:value="11.41" calcext:value-type="float">
            <text:p><text:s text:c="3"/>11.41</text:p>
          </table:table-cell>
          <table:table-cell table:number-columns-repeated="1008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9" office:value-type="float" office:value="11310" calcext:value-type="float">
            <text:p><text:s text:c="3"/>11,310</text:p>
          </table:table-cell>
          <table:table-cell table:style-name="ce19" office:value-type="float" office:value="568" calcext:value-type="float">
            <text:p><text:s text:c="3"/>568</text:p>
          </table:table-cell>
          <table:table-cell table:style-name="ce28" office:value-type="float" office:value="5.02" calcext:value-type="float">
            <text:p><text:s text:c="3"/>5.02</text:p>
          </table:table-cell>
          <table:table-cell table:style-name="ce19" office:value-type="float" office:value="759" calcext:value-type="float">
            <text:p><text:s text:c="3"/>759</text:p>
          </table:table-cell>
          <table:table-cell table:style-name="ce28" office:value-type="float" office:value="6.71" calcext:value-type="float">
            <text:p><text:s text:c="3"/>6.71</text:p>
          </table:table-cell>
          <table:table-cell table:style-name="ce19" office:value-type="float" office:value="1210" calcext:value-type="float">
            <text:p><text:s text:c="3"/>1,210</text:p>
          </table:table-cell>
          <table:table-cell table:style-name="ce28" office:value-type="float" office:value="10.7" calcext:value-type="float">
            <text:p><text:s text:c="3"/>10.70</text:p>
          </table:table-cell>
          <table:table-cell table:style-name="ce32" office:value-type="float" office:value="1317" calcext:value-type="float">
            <text:p><text:s text:c="3"/>1,317</text:p>
          </table:table-cell>
          <table:table-cell table:style-name="ce33" office:value-type="float" office:value="11.64" calcext:value-type="float">
            <text:p><text:s text:c="3"/>11.64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28" office:value-type="float" office:value="6.68" calcext:value-type="float">
            <text:p><text:s text:c="3"/>6.68</text:p>
          </table:table-cell>
          <table:table-cell table:style-name="ce42" office:value-type="float" office:value="9057" calcext:value-type="float">
            <text:p><text:s text:c="3"/>9,057</text:p>
          </table:table-cell>
          <table:table-cell table:style-name="ce28" office:value-type="float" office:value="80.08" calcext:value-type="float">
            <text:p><text:s text:c="3"/>80.08</text:p>
          </table:table-cell>
          <table:table-cell table:style-name="ce37" office:value-type="float" office:value="1054" calcext:value-type="float">
            <text:p><text:s text:c="3"/>1,054</text:p>
          </table:table-cell>
          <table:table-cell table:style-name="ce52" office:value-type="float" office:value="9.32" calcext:value-type="float">
            <text:p><text:s text:c="3"/>9.32</text:p>
          </table:table-cell>
          <table:table-cell table:style-name="ce54" table:number-columns-repeated="1008"/>
        </table:table-row>
        <table:table-row table:style-name="ro11">
          <table:table-cell table:style-name="ce10"/>
          <table:table-cell table:style-name="ce20" table:number-columns-repeated="2"/>
          <table:table-cell table:style-name="ce29" table:number-columns-repeated="9"/>
          <table:table-cell table:style-name="ce43"/>
          <table:table-cell table:style-name="ce44" table:number-columns-repeated="2"/>
          <table:table-cell table:style-name="ce53" office:value-type="string" calcext:value-type="string">
            <text:p>內政部戶政司 民國102年1月7日編製</text:p>
          </table:table-cell>
          <table:table-cell table:number-columns-repeated="1008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1.12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1.12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1.12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1.12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1.12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1.12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1.12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1.12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1.12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1.12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1.12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1.12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1.12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1.12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1.12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1.12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1.12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1.12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1.12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1.12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1.12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1.12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1.12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1.12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1.12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1.12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1-10T17:52:12</meta:creation-date>
    <dc:creator>user</dc:creator>
    <dc:date>2013-10-01T15:25:10</dc:date>
    <meta:document-statistic meta:table-count="1" meta:cell-count="427" meta:object-count="0"/>
    <meta:generator>LibreOffice/5.0.5.2$Windows_x86 LibreOffice_project/55b006a02d247b5f7215fc6ea0fde844b30035b3</meta:generator>
  </office:meta>
</office:document-meta>
</file>